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OpenSymbol" svg:font-family="OpenSymbol"/>
    <style:font-face style:name="Oswald" svg:font-family="Oswald, sans-serif"/>
    <style:font-face style:name="inherit" svg:font-family="inherit"/>
    <style:font-face style:name="Arial" svg:font-family="Arial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556cm" fo:text-indent="0cm" style:auto-text-indent="false" fo:padding="0cm" fo:border="none"/>
      <style:text-properties fo:font-variant="normal" fo:text-transform="none" fo:color="#444444" style:font-name="Helvetica Neue" fo:font-size="9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556cm" fo:text-indent="0cm" style:auto-text-indent="false" fo:padding="0cm" fo:border="none"/>
      <style:text-properties fo:font-variant="normal" fo:text-transform="none" fo:color="#444444" style:font-name="Arial" fo:font-size="11pt" fo:letter-spacing="normal" fo:font-style="normal" fo:font-weight="normal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556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556cm" fo:text-indent="0cm" style:auto-text-indent="false" fo:padding="0cm" fo:border="none"/>
      <style:text-properties officeooo:paragraph-rsid="0010de62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556cm" fo:text-indent="0cm" style:auto-text-indent="false" fo:padding="0cm" fo:border="none"/>
      <style:text-properties officeooo:paragraph-rsid="0012b04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556cm" fo:text-indent="0cm" style:auto-text-indent="false" fo:padding="0cm" fo:border="none"/>
      <style:text-properties officeooo:paragraph-rsid="00157b88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556cm" fo:text-indent="0cm" style:auto-text-indent="false" fo:padding="0cm" fo:border="none"/>
      <style:text-properties officeooo:paragraph-rsid="001594f5"/>
    </style:style>
    <style:style style:name="P9" style:family="paragraph" style:parent-style-name="Text_20_body" style:list-style-name="L1">
      <style:paragraph-properties fo:margin-top="0cm" fo:margin-bottom="0cm" style:contextual-spacing="false" style:line-height-at-least="0.556cm" fo:padding="0cm" fo:border="none"/>
      <style:text-properties officeooo:paragraph-rsid="0012b04e"/>
    </style:style>
    <style:style style:name="P10" style:family="paragraph" style:parent-style-name="Text_20_body">
      <style:paragraph-properties fo:margin-top="0cm" fo:margin-bottom="0cm" style:contextual-spacing="false" style:line-height-at-least="0.556cm" fo:padding="0cm" fo:border="none"/>
      <style:text-properties officeooo:paragraph-rsid="0012b04e"/>
    </style:style>
    <style:style style:name="P11" style:family="paragraph" style:parent-style-name="Heading_20_1">
      <style:paragraph-properties fo:margin-left="0cm" fo:margin-right="0cm" fo:margin-top="0cm" fo:margin-bottom="0cm" style:contextual-spacing="false" style:line-height-at-least="0.556cm" fo:text-align="start" style:justify-single-word="false" fo:text-indent="0cm" style:auto-text-indent="false" fo:padding="0cm" fo:border="none"/>
      <style:text-properties fo:font-variant="normal" fo:text-transform="none" fo:color="#111111" style:font-name="Verdana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444444" style:font-name="Arial" fo:font-size="11pt" fo:letter-spacing="normal" fo:font-style="normal" fo:font-weight="bold" style:font-size-asian="11pt" style:font-size-complex="11pt"/>
    </style:style>
    <style:style style:name="T3" style:family="text">
      <style:text-properties fo:font-variant="normal" fo:text-transform="none" fo:color="#444444" style:font-name="Arial" fo:font-size="11pt" fo:letter-spacing="normal" fo:font-style="normal" fo:font-weight="bold" officeooo:rsid="001594f5" style:font-size-asian="11pt" style:font-size-complex="11pt"/>
    </style:style>
    <style:style style:name="T4" style:family="text">
      <style:text-properties fo:font-variant="normal" fo:text-transform="none" fo:color="#444444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T5" style:family="text">
      <style:text-properties fo:font-variant="normal" fo:text-transform="none" fo:color="#444444" style:font-name="Arial" fo:font-size="11pt" fo:letter-spacing="normal" fo:font-style="normal" fo:font-weight="bold" officeooo:rsid="001594f5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fo:color="#444444" style:font-name="Arial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444444" style:font-name="Arial" fo:font-size="11pt" fo:letter-spacing="normal" fo:font-style="normal" fo:font-weight="normal" officeooo:rsid="0010de62" style:font-size-asian="11pt" style:font-size-complex="11pt"/>
    </style:style>
    <style:style style:name="T8" style:family="text">
      <style:text-properties fo:font-variant="normal" fo:text-transform="none" fo:color="#444444" style:font-name="Arial" fo:font-size="11pt" fo:letter-spacing="normal" fo:font-style="normal" fo:font-weight="normal" officeooo:rsid="0012b04e" style:font-size-asian="11pt" style:font-size-complex="11pt"/>
    </style:style>
    <style:style style:name="T9" style:family="text">
      <style:text-properties fo:font-variant="normal" fo:text-transform="none" fo:color="#444444" style:font-name="Arial" fo:font-size="11pt" fo:letter-spacing="normal" fo:font-style="normal" fo:font-weight="normal" officeooo:rsid="00144e02" style:font-size-asian="11pt" style:font-size-complex="11pt"/>
    </style:style>
    <style:style style:name="T10" style:family="text">
      <style:text-properties fo:font-variant="normal" fo:text-transform="none" fo:color="#444444" style:font-name="Arial" fo:font-size="11pt" fo:letter-spacing="normal" fo:font-style="normal" fo:font-weight="normal" officeooo:rsid="00157b88" style:font-size-asian="11pt" style:font-size-complex="11pt"/>
    </style:style>
    <style:style style:name="T11" style:family="text">
      <style:text-properties fo:font-variant="normal" fo:text-transform="none" fo:color="#444444" style:font-name="Arial" fo:font-size="11pt" fo:letter-spacing="normal" fo:font-style="normal" fo:font-weight="normal" officeooo:rsid="001594f5" style:font-size-asian="11pt" style:font-size-complex="11pt"/>
    </style:style>
    <style:style style:name="T12" style:family="text">
      <style:text-properties officeooo:rsid="0010de62"/>
    </style:style>
    <style:style style:name="T13" style:family="text">
      <style:text-properties officeooo:rsid="001594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LAS 12 RAZONES POR LAS QUE UN ADMINISTRADOR DE SISTEMAS PEREZOSO ES UN BUEN ADMINISTRADOR</text:h>
      <text:p text:style-name="P2"/>
      <text:p text:style-name="P3">Si ves un <text:span text:style-name="T1">administrador de sistemas</text:span>, un <text:span text:style-name="T1">técnico de soporte</text:span> o un <text:span text:style-name="T1">administrador de servidores</text:span>, que siempre anda dando vueltas, como tratando de sofocar fuegos, que constantemente se ocupa de cuestiones relativas a detalles en la producción de sistemas y/o servidores; podría<text:span text:style-name="T12">s</text:span> pensar que está trabajando muy duro, ¡siempre tan dedicado!, esa es la concepción para la mayoría de las personas (de hecho, es una <text:span text:style-name="T12">razón utilizada para</text:span> contratar <text:span text:style-name="T12">a </text:span>esas personas “<text:span text:style-name="T12">apagafuegos</text:span>” <text:span text:style-name="T12">o “bomberos”</text:span>), pero en realidad no está haciendo bien su trabajo.</text:p>
      <text:p text:style-name="P3"/>
      <text:p text:style-name="P3">Si vemos a este administrador de sistemas (Unix/Linux, administrador de servidores, DBA o administrador de red) que parece estar todo el día “jugando”, que no parece estar haciendo mucho en la oficina, siempre relajado y casi nunca <text:span text:style-name="T12">le surge</text:span> ningún trabajo duro visible, puede<text:span text:style-name="T12">s</text:span> estar seguro de que está haciendo bien su trabajo.</text:p>
      <text:p text:style-name="P3"/>
      <text:p text:style-name="P3">Estas son las 12 razones por las que un administrador de sistemas (sysadmin) perezoso, es el mejor administrador de sistemas.</text:p>
      <text:p text:style-name="P4"><text:span text:style-name="Strong_20_Emphasis"><text:span text:style-name="T2"/></text:span></text:p>
      <text:p text:style-name="P5"><text:span text:style-name="Strong_20_Emphasis"><text:span text:style-name="T2">Razón 1 ¿Quién es el jefe?: </text:span></text:span><text:span text:style-name="T6">La razón principal por la que los Administradores de sistemas perezosos son los mejores es a causa de su </text:span><text:span text:style-name="T4">actitud</text:span><text:span text:style-name="T6">. </text:span><text:span text:style-name="T7">V</text:span><text:span text:style-name="T6">en las máquinas </text:span><text:span text:style-name="T7">de forma</text:span><text:span text:style-name="T6"> diferente a <text:s/>como las ven en otros departamentos de </text:span><text:span text:style-name="T7">IT</text:span><text:span text:style-name="T6">. Hay una diferencia notable entre los administradores de sistemas perezosos y otros admininistradores (ejemplo: los desarrolladores). Los desarrolladores piensan que están para servir a las máquinas mediante el desarrollo de código. No hay nada de malo en este enfoque, ya que los desarrolladores </text:span><text:span text:style-name="T7">se lo pasan bien trabajando de esta forma.</text:span><text:span text:style-name="T6"> Sin embargo, los administradores de sistemas hacen todo lo contrario; ellos piensan que las máquinas están allí simplemente para servirles. Todo lo que tienes que hacer es alimentar la máquina y mantenerla feliz, dejando que la máquina haga todo el trabajo pesado, mientras pueda relajarse y simplemente dedicar su tiempo a ser perezoso. </text:span></text:p>
      <text:p text:style-name="P5"><text:span text:style-name="T6"/></text:p>
      <text:p text:style-name="P5"><text:span text:style-name="T6">El primer paso para ser un administrador de sistemas perezoso es un ligero </text:span><text:span text:style-name="T4">cambio en la actitud</text:span><text:span text:style-name="T6">, y dejar que la máquina sepa que usted es quien manda.</text:span></text:p>
      <text:p text:style-name="P4"><text:span text:style-name="Strong_20_Emphasis"><text:span text:style-name="T2"/></text:span></text:p>
      <text:p text:style-name="P4"><text:span text:style-name="Strong_20_Emphasis"><text:span text:style-name="T2">Razón 2 Automatiza hasta el café: </text:span></text:span><text:span text:style-name="T6">Ser un sysadmin perezoso no significa ser holgazán, debe esforzarse inicialmente para que todo fluya, debe escribir </text:span><text:span text:style-name="T8">scripts que ejecuten tareas</text:span><text:span text:style-name="T6"> repetitiv</text:span><text:span text:style-name="T8">a</text:span><text:span text:style-name="T6">s; en este aspecto ser perezoso es ser inteligente. Un administrador de sistemas inteligentes es un maestro en todos los lenguajes de scripting (bash, awk, sed, egrep, etc.) y cada vez que se ve obligado a hacer algún trabajo, y si hay una remota posibilidad de que ese mismo trabajo se repita en el futuro, entonces escribe un </text:span><text:span text:style-name="T8">script</text:span><text:span text:style-name="T6"> que </text:span><text:span text:style-name="T8">ejecute esa tarea.</text:span><text:span text:style-name="T6"> De esta manera, en el futuro cuando se le pida hacer el mismo trabajo, no tiene que pensar, sino que simplemente tiene que ejecutar el script, y volver a ser perezoso.</text:span></text:p>
      <text:p text:style-name="P4"><text:span text:style-name="Strong_20_Emphasis"><text:span text:style-name="T2"/></text:span></text:p>
      <text:p text:style-name="P6"><text:span text:style-name="Strong_20_Emphasis"><text:span text:style-name="T2">Razón 3 evitar las pérdidas:</text:span></text:span><text:span text:style-name="T6">Copia de seguridad de todo. Siendo sysadmins perezosos, siempre deben tener una copia de seguridad. Un administrador de sistemas perezoso sabe que debe </text:span><text:span text:style-name="T8">dedicar</text:span><text:span text:style-name="T6"> un poco de trabajo </text:span><text:span text:style-name="T8">a </text:span><text:span text:style-name="T6">a creación de procesos de copia de seguridad y escribir secuencias de comandos de copia de seguridad para todos los sistemas y aplicaciones críticas. </text:span></text:p>
      <text:p text:style-name="P6"><text:span text:style-name="T6"/></text:p>
      <text:p text:style-name="P6"><text:soft-page-break/><text:span text:style-name="T6">Cuando el espacio en disco no es un problema, </text:span><text:span text:style-name="T8">se</text:span><text:span text:style-name="T6"> programa</text:span><text:span text:style-name="T8">n</text:span><text:span text:style-name="T6"> tarea</text:span><text:span text:style-name="T8">s</text:span><text:span text:style-name="T6"> de respaldo para cada aplicación, incluso para aquellas aplicaciones que no son crític</text:span><text:span text:style-name="T8">a</text:span><text:span text:style-name="T6">s; de esta manera, cuando algo va mal, no </text:span><text:span text:style-name="T8">hay que echarse</text:span><text:span text:style-name="T6"> correr a recuperar cosas y sólo hay que restaurar desde la copia de seguridad, y volver a la lectura de comics que estaba haciendo antes. Esta es también la regla #1 en las tres reglas del administrador de sistemas que JAMÁS se debe romper.</text:span></text:p>
      <text:p text:style-name="P4"><text:span text:style-name="Strong_20_Emphasis"><text:span text:style-name="T2"/></text:span></text:p>
      <text:p text:style-name="P4"><text:span text:style-name="Strong_20_Emphasis"><text:span text:style-name="T2">Razón 4 Crea un plan de recuperación ante desastres: </text:span></text:span><text:span text:style-name="T6">A un Administrador de sistemas no le debería gustar correr cuando las cosas van mal (y ciertamente no debería habituarse a ello). Cuando las cosas están funcionando sin problemas, se debe tomar algo de tiempo para crear un DRP (Disaster-Recovery Plan); así, cuando las cosas vayan demasiado mal, pueden seguir el plan de recuperación rápida y que las cosas vuelvan a la normalidad, y volver a ser perezoso de nuevo!.</text:span></text:p>
      <text:p text:style-name="P4"><text:span text:style-name="Strong_20_Emphasis"><text:span text:style-name="T2"/></text:span></text:p>
      <text:p text:style-name="P6"><text:span text:style-name="Strong_20_Emphasis"><text:span text:style-name="T2">Razón 5 si no te puedes clonar, clona tus sistemas: </text:span></text:span><text:span text:style-name="T6">La regla de los sistemas altamente redundantes. </text:span><text:span text:style-name="T8">A u</text:span><text:span text:style-name="T6">n sysadmin competente (y perezoso) no le gusta recibir llamadas en el medio de la noche a causa de algún problema de hardware que falló por una tontería; p</text:span><text:span text:style-name="T8">ara evitarlo</text:span><text:span text:style-name="T6">, los sysadmins perezosos se aseguran que todos los componentes de su plataforma sean altamente </text:span><text:span text:style-name="T4">redundantes</text:span><text:span text:style-name="T6">. Esto incluye tanto hardware como software. Desde configurar:</text:span></text:p>
      <text:list xml:id="list685215408814488098" text:style-name="L1">
        <text:list-item>
          <text:p text:style-name="P9"><text:span text:style-name="T6">tarjetas de red en modo bonding, </text:span></text:p>
        </text:list-item>
        <text:list-item>
          <text:p text:style-name="P9"><text:span text:style-name="T6">RAID en discos, </text:span></text:p>
        </text:list-item>
        <text:list-item>
          <text:p text:style-name="P9"><text:span text:style-name="T6">siempre al menos dos servidores o máquinas virtuales para cada cosa,</text:span></text:p>
        </text:list-item>
        <text:list-item>
          <text:p text:style-name="P9"><text:span text:style-name="T6">...</text:span></text:p>
        </text:list-item>
      </text:list>
      <text:p text:style-name="P10"><text:span text:style-name="T6"/></text:p>
      <text:p text:style-name="P10"><text:span text:style-name="T8">En conclusión</text:span><text:span text:style-name="T6">siempre hay que tener al menos dos de todo. </text:span><text:span text:style-name="T8">De esa forma,</text:span><text:span text:style-name="T6"> cuando un componente falla, el sistema todavía sigue funcionando y el administrador del sistema perezoso puede dormir esa noche tranquilo y podrá trabajar en la reparación del componente roto mucho después de regresar temprano en la mañana.</text:span></text:p>
      <text:p text:style-name="P4"><text:span text:style-name="Strong_20_Emphasis"><text:span text:style-name="T2"/></text:span></text:p>
      <text:p text:style-name="P4"><text:span text:style-name="Strong_20_Emphasis"><text:span text:style-name="T2">Razón 6 Siempre debe haber espacio para crecer:</text:span></text:span><text:span text:style-name="T6">Un sysadmin perezoso nunca permite que sus sistemas funcionen a plena capacidad. Siempre hay que disponer de espacio suficiente para el crecimiento inesperado; debe asegurarse que los sistemas tiene un montón de CPU, RAM y disco duro disponible; así, cuando su empresa decide volcar toneladas de información o genera inesperadamente muchos archivos no sufrirá insomnio pensando si la plataforma colapsará al quedarse sin recursos.</text:span></text:p>
      <text:p text:style-name="P4"><text:span text:style-name="Strong_20_Emphasis"><text:span text:style-name="T2"/></text:span></text:p>
      <text:p text:style-name="P4"><text:span text:style-name="Strong_20_Emphasis"><text:span text:style-name="T2">Razón 7 Sea proactivo:</text:span></text:span><text:span text:style-name="T6">Ser un sysadmin perezoso no quiere decir que sólo se sientan y no hacen nada todo el tiempo. Siendo perezosos, se dedican a</text:span><text:span text:style-name="T4"> adelantarse</text:span><text:span text:style-name="T6"> a los hechos y ser proactivo. Los sysadmins perezosos odian ser </text:span><text:span text:style-name="T4">reactivos</text:span><text:span text:style-name="T6">. Se anticipan a los problemas y al crecimiento (razones 5 y 6). Cuando tienen algún tiempo libre, se dedican a investigar cómo evitar nuevos problemas, escribir nuevos scripts y modificar la plataforma para </text:span><text:span text:style-name="T9">que cuando surjan</text:span><text:span text:style-name="T6"> problemas seguir siendo perezoso.</text:span></text:p>
      <text:p text:style-name="P4"><text:span text:style-name="Strong_20_Emphasis"><text:span text:style-name="T2"/></text:span></text:p>
      <text:p text:style-name="P4"><text:span text:style-name="Strong_20_Emphasis"><text:span text:style-name="T2">Razón 8 Ama tu teclado: </text:span></text:span><text:span text:style-name="T6">combinaciones de teclado, un sysadmin perezoso conoce todos los atajos de teclado para todas sus aplicaciones favoritas. Si va a pasar mucho tiempo todos los días en una aplicación, lo primero que hace es dominar las combinaciones de teclas para esa aplicación. por eso los sysadmins perezosos aprenden a usar editores proactivos como emacs o </text:span><text:soft-page-break/><text:span text:style-name="T6">vim, ya que le gusta gastar menos tiempo </text:span><text:span text:style-name="T10">utilizando herramientas</text:span><text:span text:style-name="T6">, para volver a ser perezoso.</text:span></text:p>
      <text:p text:style-name="P4"><text:span text:style-name="Strong_20_Emphasis"><text:span text:style-name="T2"/></text:span></text:p>
      <text:p text:style-name="P7"><text:span text:style-name="Strong_20_Emphasis"><text:span text:style-name="T2">Razón 9: Maestro de la línea de comandos:</text:span></text:span><text:span text:style-name="T6">Cada sysadmin perezoso que conozco es un maestro de la línea de comandos. A veces la gente se sorprende de ver tanto tiempo al sysadmin en una “pantalla negra”; Esto no solo se aplica a sistemas Linux/BSD sino también a DBA’s, administradores de red, etc. Aunque exista una aplicación con interfaz gráfica para una tarea, usted verá</text:span><text:span text:style-name="T10">s al </text:span><text:span text:style-name="T6">sysadmin lanzando una línea de comandos, En una interfaz de instalación de programas, por ejemplo, tendrás que cargar la aplicación, esperar que cargue, buscar el programa, darle a “seleccionar” y luego a “instalar”, en una cónsola escribes “migestor install miprograma” y listo, sabes exactamente que hacer en cada momento. </text:span></text:p>
      <text:p text:style-name="P7"><text:span text:style-name="T6"/></text:p>
      <text:p text:style-name="P7"><text:span text:style-name="T6">Hay dos razones básicas por qué los sysadmins perezosos les encanta una línea de comandos: </text:span><text:span text:style-name="T10">p</text:span><text:span text:style-name="T6">or un lado, se pueden hacer las cosas más rápidamente en la línea de comandos (si se sabe hacerlo, claro está) </text:span><text:span text:style-name="T10">y</text:span><text:span text:style-name="T6"> </text:span><text:span text:style-name="T10">p</text:span><text:span text:style-name="T6">or otra parte, le hace sentir que él es el jefe y no la máquina. </text:span></text:p>
      <text:p text:style-name="P7"><text:span text:style-name="T6"/></text:p>
      <text:p text:style-name="P7"><text:span text:style-name="T6">Cuando se utiliza la línea de comandos, control</text:span><text:span text:style-name="T10">as</text:span><text:span text:style-name="T6"> del sistema, sabe</text:span><text:span text:style-name="T10">s</text:span><text:span text:style-name="T6"> exactamente lo que quiere hacer y sabe</text:span><text:span text:style-name="T10">s</text:span><text:span text:style-name="T6"> lo que va</text:span><text:span text:style-name="T10">s</text:span><text:span text:style-name="T6"> a obtener. Cuando se utiliza una interfaz gráfica de usuario, está</text:span><text:span text:style-name="T10">s</text:span><text:span text:style-name="T6"> a merced del flujo de trabajo gráfico y no tiene</text:span><text:span text:style-name="T10">s</text:span><text:span text:style-name="T6"> control total.</text:span></text:p>
      <text:p text:style-name="P4"><text:span text:style-name="Strong_20_Emphasis"><text:span text:style-name="T2"/></text:span></text:p>
      <text:p text:style-name="P8"><text:span text:style-name="Strong_20_Emphasis"><text:span text:style-name="T2">Razón 10 Aprende de los errores: </text:span></text:span><text:span text:style-name="T6">a un sysadmin perezoso no le gusta cometer el mismo error dos veces. </text:span><text:span text:style-name="T11">O</text:span><text:span text:style-name="T6">dia trabajar en problemas inesperados; pero, cuando surge algún problema inesperado, trabaja en su corrección y piensa acerca de por qué ocurrió, y de inmediato pone las cosas necesarias en su lugar para que el mismo problema no vuelva a ocurrir. </text:span></text:p>
      <text:p text:style-name="P8"><text:span text:style-name="T6"/></text:p>
      <text:p text:style-name="P8"><text:span text:style-name="T6">Trabajar sobre el mismo problema dos veces es un pecado para un sysadmin perezoso. A un sysadmin perezoso le gusta trabajar en el problema una sola vez, hacer las cosas para evitar el mismo error que ocurra en el futuro, y volver a ser perezoso.</text:span></text:p>
      <text:p text:style-name="P4"><text:span text:style-name="Strong_20_Emphasis"><text:span text:style-name="T2"/></text:span></text:p>
      <text:p text:style-name="P4"><text:span text:style-name="Strong_20_Emphasis"><text:span text:style-name="T2">Razón 11 Nunca quedarse atrás: </text:span></text:span><text:span text:style-name="T6">Aprende nuevas tecnologías. No hay nada malo en aprender una nueva tecnología para conseguir un trabajo mejor o simplemente para mantenerse al día con el crecimiento de la tecnología. Pero, nuestro sysadmin perezoso no aprende las nuevas tecnologías por este motivo; </text:span><text:span text:style-name="T11">por el contrario</text:span><text:span text:style-name="T6">, se entera de las nuevas tecnologías, porque a le gusta </text:span><text:span text:style-name="T11">tener el</text:span><text:span text:style-name="T6"> control de los sistemas todo el tiempo. </text:span><text:span text:style-name="T11">S</text:span><text:span text:style-name="T6">abe que él es el jefe (Razón 1). Así que, cuando una nueva tecnología aparece se toma el tiempo </text:span><text:span text:style-name="T11">en</text:span><text:span text:style-name="T6"> estudiarla. </text:span><text:span text:style-name="T11">T</text:span><text:span text:style-name="T6">iene nuevas herramientas que le permiten mantener el sistema activo, mientras que sigue siendo un perezoso. Se documenta y aprende una nueva tecnología </text:span><text:span text:style-name="T4">s</text:span><text:span text:style-name="T5">ó</text:span><text:span text:style-name="T4">lo</text:span><text:span text:style-name="T6"> para mantener su egoísta pereza.</text:span></text:p>
      <text:p text:style-name="P4"><text:span text:style-name="Strong_20_Emphasis"><text:span text:style-name="T2"/></text:span></text:p>
      <text:p text:style-name="P8"><text:span text:style-name="Strong_20_Emphasis"><text:span text:style-name="T2">Razón 12 Nunca confiar en la mente, </text:span></text:span><text:span text:style-name="Strong_20_Emphasis"><text:span text:style-name="T3">d</text:span></text:span><text:span text:style-name="Strong_20_Emphasis"><text:span text:style-name="T2">ocumente todo: </text:span></text:span><text:span text:style-name="T6">No todos los sysadmins perezosos lo hacen; sólo los mejores administradores de sistemas perezosos </text:span><text:span text:style-name="T11">documentan</text:span><text:span text:style-name="T6">. </text:span><text:span text:style-name="T11">A</text:span><text:span text:style-name="T6"> un sysadmin perezoso </text:span><text:span text:style-name="T11">no</text:span><text:span text:style-name="T6"> le gusta que le molesten cuando está en la playa disfrutando de sus vacaciones. Entonces, ¿qué hace? documenta todo, deja </text:span><text:span text:style-name="T11">recetas</text:span><text:span text:style-name="T6"> y </text:span><text:span text:style-name="T11">tutoriales</text:span><text:span text:style-name="T6">para todo, así que cuando no est</text:span><text:span text:style-name="T11">é</text:span><text:span text:style-name="T6"> cerca, otro técnico de soporte puede hacer el trabajo de rutina y hacer avanzar las cosas simplemente leyendo la documentación sin molestar las vacaciones del sysadmin. </text:span></text:p>
      <text:p text:style-name="P8"><text:span text:style-name="T6"/></text:p>
      <text:p text:style-name="P8"><text:span text:style-name="T6">Hay también otra razón más íntima para que el administrador del sistema perezoso documente todo, </text:span><text:span text:style-name="T11">simplemente </text:span><text:span text:style-name="T6">porque puede olvidarse </text:span><text:span text:style-name="T11">de </text:span><text:span text:style-name="T6">las cosas. Puesto que es perezoso, quizás tiende a </text:span><text:soft-page-break/><text:span text:style-name="T6">olvidar lo que hizo hace un mes. </text:span><text:span text:style-name="T11">Como no</text:span><text:span text:style-name="T6"> le gusta pensar el mismo tema dos veces (Corolario de la Razón 10), documenta todo y cuando tiene que hacer lo mismo en el futuro busca en su documentación para comprender como se hace.</text:span></text:p>
      <text:p text:style-name="P3"/>
      <text:p text:style-name="P3">Ahora <text:span text:style-name="T13">estarás pensando</text:span> que ser un sysadmin perezoso no es cosa fácil, es <text:span text:style-name="T13">un</text:span> trabajo duro, si usted <text:span text:style-name="T13">eres</text:span> administrador de sistemas, puede que ahora aprecie<text:span text:style-name="T13">s</text:span> al administrador vago que ve sentado en su computadora viendo Facebook mientras todo funciona perfectamente, recuerd<text:span text:style-name="T13">a</text:span> que no funciona así solo. Si <text:span text:style-name="T13">trabajas como </text:span>administrador de sistemas y siempre está<text:span text:style-name="T13">s</text:span> dando vueltas apagando fuegos ya sabe<text:span text:style-name="T13">s</text:span> lo que tiene<text:span text:style-name="T13">s</text:span> que hacer para ser perezoso.</text:p>
      <text:p text:style-name="P3"/>
      <text:p text:style-name="P3">¡A trabajar hoy, para descansar mañana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OpenSymbol" svg:font-family="OpenSymbol"/>
    <style:font-face style:name="Oswald" svg:font-family="Oswald, sans-serif"/>
    <style:font-face style:name="inherit" svg:font-family="inherit"/>
    <style:font-face style:name="Arial" svg:font-family="Arial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1:00:09</meta:creation-date>
    <dc:date>2013-06-04T11:27:13</dc:date>
    <meta:editing-duration>PT25M</meta:editing-duration>
    <meta:editing-cycles>6</meta:editing-cycles>
    <meta:generator>LibreOffice/4.0.2.2$Linux_x86 LibreOffice_project/400m0$Build-2</meta:generator>
    <meta:document-statistic meta:table-count="0" meta:image-count="0" meta:object-count="0" meta:page-count="4" meta:paragraph-count="29" meta:word-count="1718" meta:character-count="10384" meta:non-whitespace-character-count="8690"/>
  </office:meta>
</office:document-meta>
</file>